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89.89pt"/>
    </style:style>
    <style:style style:name="co5" style:family="table-column">
      <style:table-column-properties fo:break-before="auto" style:column-width="233.09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75.44pt"/>
    </style:style>
    <style:style style:name="co8" style:family="table-column">
      <style:table-column-properties fo:break-before="auto" style:column-width="207.1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160.81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207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_after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PostHistory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ostTypeId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mment(s) related to edit</text:p>
          </table:table-cell>
          <table:table-cell office:value-type="string" calcext:value-type="string">
            <text:p>Comment(s) is/are clarifying question</text:p>
          </table:table-cell>
          <table:table-cell office:value-type="string" calcext:value-type="string">
            <text:p>Comment(s) ask(s) for additional information</text:p>
          </table:table-cell>
          <table:table-cell office:value-type="string" calcext:value-type="string">
            <text:p>Bug report</text:p>
          </table:table-cell>
          <table:table-cell office:value-type="string" calcext:value-type="string">
            <text:p>Edit and comment in same minute</text:p>
          </table:table-cell>
          <table:table-cell office:value-type="string" calcext:value-type="string">
            <text:p>Edit added or modified code block</text:p>
          </table:table-cell>
          <table:table-cell office:value-type="string" calcext:value-type="string">
            <text:p>Edit documented in post</text:p>
          </table:table-cell>
          <table:table-cell office:value-type="string" calcext:value-type="string">
            <text:p>Edits by non-authors</text:p>
          </table:table-cell>
          <table:table-cell office:value-type="string" calcext:value-type="string">
            <text:p>Remarks</text:p>
          </table:table-cell>
          <table:table-cell table:number-columns-repeated="1010"/>
        </table:table-row>
        <table:table-row table:style-name="ro1">
          <table:table-cell office:value-type="float" office:value="159482543" calcext:value-type="float">
            <text:p>159482543</text:p>
          </table:table-cell>
          <table:table-cell office:value-type="float" office:value="10506452" calcext:value-type="float">
            <text:p>10506452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]=1; &quot;q&quot;; &quot;a&quot;); &quot;/&quot;; [.B2]))" office:value-type="string" office:string-value="https://stackoverflow.com/a/10506452" calcext:value-type="string">
            <text:p>https://stackoverflow.com/a/10506452</text:p>
          </table:table-cell>
          <table:table-cell office:value-type="string" calcext:value-type="string">
            <text:p>comment by other author → edit/comment by answer autho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(link broken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xed broken link</text:p>
          </table:table-cell>
          <table:table-cell table:number-columns-repeated="1010"/>
        </table:table-row>
        <table:table-row table:style-name="ro1">
          <table:table-cell office:value-type="float" office:value="27296113" calcext:value-type="float">
            <text:p>27296113</text:p>
          </table:table-cell>
          <table:table-cell office:value-type="float" office:value="11697314" calcext:value-type="float">
            <text:p>11697314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3]=1; &quot;q&quot;; &quot;a&quot;); &quot;/&quot;; [.B3]))" office:value-type="string" office:string-value="https://stackoverflow.com/q/11697314" calcext:value-type="string">
            <text:p>https://stackoverflow.com/q/11697314</text:p>
          </table:table-cell>
          <table:table-cell office:value-type="string" calcext:value-type="string">
            <text:p>comment by other author → comment by answer author → edit → comment by other author → edit → comment by answer author → comment by other author → edit → comment by answer autho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112810249" calcext:value-type="float">
            <text:p>112810249</text:p>
          </table:table-cell>
          <table:table-cell office:value-type="float" office:value="13900138" calcext:value-type="float">
            <text:p>13900138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4]=1; &quot;q&quot;; &quot;a&quot;); &quot;/&quot;; [.B4]))" office:value-type="string" office:string-value="https://stackoverflow.com/a/13900138" calcext:value-type="string">
            <text:p>https://stackoverflow.com/a/13900138</text:p>
          </table:table-cell>
          <table:table-cell office:value-type="string" calcext:value-type="string">
            <text:p>comment by other author → edit → comment by answer autho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er discussion</text:p>
          </table:table-cell>
          <table:table-cell table:number-columns-repeated="1010"/>
        </table:table-row>
        <table:table-row table:style-name="ro1">
          <table:table-cell office:value-type="float" office:value="41709943" calcext:value-type="float">
            <text:p>41709943</text:p>
          </table:table-cell>
          <table:table-cell office:value-type="float" office:value="16941443" calcext:value-type="float">
            <text:p>16941443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5]=1; &quot;q&quot;; &quot;a&quot;); &quot;/&quot;; [.B5]))" office:value-type="string" office:string-value="https://stackoverflow.com/a/16941443" calcext:value-type="string">
            <text:p>https://stackoverflow.com/a/16941443</text:p>
          </table:table-cell>
          <table:table-cell office:value-type="string" calcext:value-type="string">
            <text:p>comment by other author → edit → comment by answer auth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43061049" calcext:value-type="float">
            <text:p>43061049</text:p>
          </table:table-cell>
          <table:table-cell office:value-type="float" office:value="17428122" calcext:value-type="float">
            <text:p>17428122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6]=1; &quot;q&quot;; &quot;a&quot;); &quot;/&quot;; [.B6]))" office:value-type="string" office:string-value="https://stackoverflow.com/a/17428122" calcext:value-type="string">
            <text:p>https://stackoverflow.com/a/1742812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float" office:value="48430917" calcext:value-type="float">
            <text:p>48430917</text:p>
          </table:table-cell>
          <table:table-cell office:value-type="float" office:value="19125330" calcext:value-type="float">
            <text:p>19125330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7]=1; &quot;q&quot;; &quot;a&quot;); &quot;/&quot;; [.B7]))" office:value-type="string" office:string-value="https://stackoverflow.com/a/19125330" calcext:value-type="string">
            <text:p>https://stackoverflow.com/a/191253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float" office:value="57019139" calcext:value-type="float">
            <text:p>57019139</text:p>
          </table:table-cell>
          <table:table-cell office:value-type="float" office:value="21493942" calcext:value-type="float">
            <text:p>2149394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8]=1; &quot;q&quot;; &quot;a&quot;); &quot;/&quot;; [.B8]))" office:value-type="string" office:string-value="https://stackoverflow.com/q/21493942" calcext:value-type="string">
            <text:p>https://stackoverflow.com/q/21493942</text:p>
          </table:table-cell>
          <table:table-cell office:value-type="string" calcext:value-type="string">
            <text:p>comments by other authors → edit → comment by question autho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1011"/>
        </table:table-row>
        <table:table-row table:style-name="ro1">
          <table:table-cell office:value-type="float" office:value="58734304" calcext:value-type="float">
            <text:p>58734304</text:p>
          </table:table-cell>
          <table:table-cell office:value-type="float" office:value="21966083" calcext:value-type="float">
            <text:p>21966083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9]=1; &quot;q&quot;; &quot;a&quot;); &quot;/&quot;; [.B9]))" office:value-type="string" office:string-value="https://stackoverflow.com/a/21966083" calcext:value-type="string">
            <text:p>https://stackoverflow.com/a/21966083</text:p>
          </table:table-cell>
          <table:table-cell office:value-type="string" calcext:value-type="string">
            <text:p>comment by answer author → edit → comment by answer author → edit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70208210" calcext:value-type="float">
            <text:p>70208210</text:p>
          </table:table-cell>
          <table:table-cell office:value-type="float" office:value="24976983" calcext:value-type="float">
            <text:p>24976983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0]=1; &quot;q&quot;; &quot;a&quot;); &quot;/&quot;; [.B10]))" office:value-type="string" office:string-value="https://stackoverflow.com/a/24976983" calcext:value-type="string">
            <text:p>https://stackoverflow.com/a/24976983</text:p>
          </table:table-cell>
          <table:table-cell office:value-type="string" calcext:value-type="string">
            <text:p>comment by question author → edit → comment by answer autho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70820585" calcext:value-type="float">
            <text:p>70820585</text:p>
          </table:table-cell>
          <table:table-cell office:value-type="float" office:value="25139535" calcext:value-type="float">
            <text:p>2513953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1]=1; &quot;q&quot;; &quot;a&quot;); &quot;/&quot;; [.B11]))" office:value-type="string" office:string-value="https://stackoverflow.com/q/25139535" calcext:value-type="string">
            <text:p>https://stackoverflow.com/q/25139535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unclear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(tags, community)</text:p>
          </table:table-cell>
          <table:table-cell office:value-type="string" calcext:value-type="string">
            <text:p>edits are made in response to answers, not comments</text:p>
          </table:table-cell>
          <table:table-cell table:number-columns-repeated="1010"/>
        </table:table-row>
        <table:table-row table:style-name="ro1">
          <table:table-cell office:value-type="float" office:value="84665512" calcext:value-type="float">
            <text:p>84665512</text:p>
          </table:table-cell>
          <table:table-cell office:value-type="float" office:value="28661753" calcext:value-type="float">
            <text:p>28661753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2]=1; &quot;q&quot;; &quot;a&quot;); &quot;/&quot;; [.B12]))" office:value-type="string" office:string-value="https://stackoverflow.com/q/28661753" calcext:value-type="string">
            <text:p>https://stackoverflow.com/q/28661753</text:p>
          </table:table-cell>
          <table:table-cell office:value-type="string" calcext:value-type="string">
            <text:p>comment by other author → edit → comment by question auth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87035152" calcext:value-type="float">
            <text:p>87035152</text:p>
          </table:table-cell>
          <table:table-cell office:value-type="float" office:value="29358512" calcext:value-type="float">
            <text:p>2935851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3]=1; &quot;q&quot;; &quot;a&quot;); &quot;/&quot;; [.B13]))" office:value-type="string" office:string-value="https://stackoverflow.com/q/29358512" calcext:value-type="string">
            <text:p>https://stackoverflow.com/q/293585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lea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other author fixed formatting</text:p>
          </table:table-cell>
          <table:table-cell table:number-columns-repeated="1010"/>
        </table:table-row>
        <table:table-row table:style-name="ro1">
          <table:table-cell office:value-type="float" office:value="89555708" calcext:value-type="float">
            <text:p>89555708</text:p>
          </table:table-cell>
          <table:table-cell office:value-type="float" office:value="30005065" calcext:value-type="float">
            <text:p>3000506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4]=1; &quot;q&quot;; &quot;a&quot;); &quot;/&quot;; [.B14]))" office:value-type="string" office:string-value="https://stackoverflow.com/q/30005065" calcext:value-type="string">
            <text:p>https://stackoverflow.com/q/30005065</text:p>
          </table:table-cell>
          <table:table-cell office:value-type="string" calcext:value-type="string">
            <text:p>comment by other author → edit → comment by question auth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ded gist</text:p>
          </table:table-cell>
          <table:table-cell table:number-columns-repeated="1010"/>
        </table:table-row>
        <table:table-row table:style-name="ro1">
          <table:table-cell office:value-type="float" office:value="98360226" calcext:value-type="float">
            <text:p>98360226</text:p>
          </table:table-cell>
          <table:table-cell office:value-type="float" office:value="32252184" calcext:value-type="float">
            <text:p>32252184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5]=1; &quot;q&quot;; &quot;a&quot;); &quot;/&quot;; [.B15]))" office:value-type="string" office:string-value="https://stackoverflow.com/q/32252184" calcext:value-type="string">
            <text:p>https://stackoverflow.com/q/3225218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float" office:value="111068325" calcext:value-type="float">
            <text:p>111068325</text:p>
          </table:table-cell>
          <table:table-cell office:value-type="float" office:value="35384603" calcext:value-type="float">
            <text:p>35384603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6]=1; &quot;q&quot;; &quot;a&quot;); &quot;/&quot;; [.B16]))" office:value-type="string" office:string-value="https://stackoverflow.com/q/35384603" calcext:value-type="string">
            <text:p>https://stackoverflow.com/q/353846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lea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uthor added solution as edit of the question, moderator removed it, no answer present</text:p>
          </table:table-cell>
          <table:table-cell table:number-columns-repeated="1010"/>
        </table:table-row>
        <table:table-row table:style-name="ro1">
          <table:table-cell office:value-type="float" office:value="111591750" calcext:value-type="float">
            <text:p>111591750</text:p>
          </table:table-cell>
          <table:table-cell office:value-type="float" office:value="35588998" calcext:value-type="float">
            <text:p>3558899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7]=1; &quot;q&quot;; &quot;a&quot;); &quot;/&quot;; [.B17]))" office:value-type="string" office:string-value="https://stackoverflow.com/q/35588998" calcext:value-type="string">
            <text:p>https://stackoverflow.com/q/3558899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float" office:value="115565260" calcext:value-type="float">
            <text:p>115565260</text:p>
          </table:table-cell>
          <table:table-cell office:value-type="float" office:value="36588651" calcext:value-type="float">
            <text:p>3658865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8]=1; &quot;q&quot;; &quot;a&quot;); &quot;/&quot;; [.B18]))" office:value-type="string" office:string-value="https://stackoverflow.com/q/36588651" calcext:value-type="string">
            <text:p>https://stackoverflow.com/q/36588651</text:p>
          </table:table-cell>
          <table:table-cell office:value-type="string" calcext:value-type="string">
            <text:p>comment by other author → edit → comment by question autho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116543373" calcext:value-type="float">
            <text:p>116543373</text:p>
          </table:table-cell>
          <table:table-cell office:value-type="float" office:value="36836366" calcext:value-type="float">
            <text:p>3683636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9]=1; &quot;q&quot;; &quot;a&quot;); &quot;/&quot;; [.B19]))" office:value-type="string" office:string-value="https://stackoverflow.com/q/36836366" calcext:value-type="string">
            <text:p>https://stackoverflow.com/q/3683636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float" office:value="121708164" calcext:value-type="float">
            <text:p>121708164</text:p>
          </table:table-cell>
          <table:table-cell office:value-type="float" office:value="38142801" calcext:value-type="float">
            <text:p>3814280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0]=1; &quot;q&quot;; &quot;a&quot;); &quot;/&quot;; [.B20]))" office:value-type="string" office:string-value="https://stackoverflow.com/q/38142801" calcext:value-type="string">
            <text:p>https://stackoverflow.com/q/381428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ormatting changed by non-author editor</text:p>
          </table:table-cell>
          <table:table-cell table:number-columns-repeated="1010"/>
        </table:table-row>
        <table:table-row table:style-name="ro1">
          <table:table-cell table:style-name="ce1" office:value-type="float" office:value="131536876" calcext:value-type="float">
            <text:p>131536876</text:p>
          </table:table-cell>
          <table:table-cell table:style-name="ce1" office:value-type="float" office:value="40590205" calcext:value-type="float">
            <text:p>4059020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21]=1; &quot;q&quot;; &quot;a&quot;); &quot;/&quot;; [.B21]))" office:value-type="string" office:string-value="https://stackoverflow.com/a/40590205" calcext:value-type="string">
            <text:p>https://stackoverflow.com/a/40590205</text:p>
          </table:table-cell>
          <table:table-cell table:style-name="ce1" office:value-type="string" calcext:value-type="string">
            <text:p>comment by other author → edit → comment by answer author …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after the first edit: discussion in chat, then update</text:p>
          </table:table-cell>
          <table:table-cell table:style-name="ce1" table:number-columns-repeated="1010"/>
        </table:table-row>
        <table:table-row table:style-name="ro1">
          <table:table-cell office:value-type="float" office:value="139307933" calcext:value-type="float">
            <text:p>139307933</text:p>
          </table:table-cell>
          <table:table-cell office:value-type="float" office:value="42271207" calcext:value-type="float">
            <text:p>4227120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2]=1; &quot;q&quot;; &quot;a&quot;); &quot;/&quot;; [.B22]))" office:value-type="string" office:string-value="https://stackoverflow.com/q/42271207" calcext:value-type="string">
            <text:p>https://stackoverflow.com/q/42271207</text:p>
          </table:table-cell>
          <table:table-cell office:value-type="string" calcext:value-type="string">
            <text:p>comment by other author → edit → comment by question auth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formatting changed by non-author editor</text:p>
          </table:table-cell>
          <table:table-cell table:number-columns-repeated="1010"/>
        </table:table-row>
        <table:table-row table:style-name="ro1">
          <table:table-cell table:style-name="ce1" office:value-type="float" office:value="139316244" calcext:value-type="float">
            <text:p>139316244</text:p>
          </table:table-cell>
          <table:table-cell table:style-name="ce1" office:value-type="float" office:value="42466591" calcext:value-type="float">
            <text:p>4246659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23]=1; &quot;q&quot;; &quot;a&quot;); &quot;/&quot;; [.B23]))" office:value-type="string" office:string-value="https://stackoverflow.com/a/42466591" calcext:value-type="string">
            <text:p>https://stackoverflow.com/a/42466591</text:p>
          </table:table-cell>
          <table:table-cell table:style-name="ce1" office:value-type="string" calcext:value-type="string">
            <text:p>comment by question author → edit → comment by answer author …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proposed to discuss in chat, but no edit afterwards</text:p>
          </table:table-cell>
          <table:table-cell table:style-name="ce1" table:number-columns-repeated="1010"/>
        </table:table-row>
        <table:table-row table:style-name="ro1">
          <table:table-cell office:value-type="float" office:value="150826969" calcext:value-type="float">
            <text:p>150826969</text:p>
          </table:table-cell>
          <table:table-cell office:value-type="float" office:value="44911756" calcext:value-type="float">
            <text:p>4491175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4]=1; &quot;q&quot;; &quot;a&quot;); &quot;/&quot;; [.B24]))" office:value-type="string" office:string-value="https://stackoverflow.com/q/44911756" calcext:value-type="string">
            <text:p>https://stackoverflow.com/q/44911756</text:p>
          </table:table-cell>
          <table:table-cell office:value-type="string" calcext:value-type="string">
            <text:p>comment by other author → comment by question author → 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154757234" calcext:value-type="float">
            <text:p>154757234</text:p>
          </table:table-cell>
          <table:table-cell office:value-type="float" office:value="45880934" calcext:value-type="float">
            <text:p>45880934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5]=1; &quot;q&quot;; &quot;a&quot;); &quot;/&quot;; [.B25]))" office:value-type="string" office:string-value="https://stackoverflow.com/q/45880934" calcext:value-type="string">
            <text:p>https://stackoverflow.com/q/45880934</text:p>
          </table:table-cell>
          <table:table-cell office:value-type="string" calcext:value-type="string">
            <text:p>comment by other author → comment by question author → 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dditional info first posted as comment, then added to question, formatting changed by non-author editor</text:p>
          </table:table-cell>
          <table:table-cell table:number-columns-repeated="1010"/>
        </table:table-row>
        <table:table-row table:style-name="ro1">
          <table:table-cell table:style-name="ce1" office:value-type="float" office:value="160401950" calcext:value-type="float">
            <text:p>160401950</text:p>
          </table:table-cell>
          <table:table-cell table:style-name="ce1" office:value-type="float" office:value="47242214" calcext:value-type="float">
            <text:p>4724221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26]=1; &quot;q&quot;; &quot;a&quot;); &quot;/&quot;; [.B26]))" office:value-type="string" office:string-value="https://stackoverflow.com/a/47242214" calcext:value-type="string">
            <text:p>https://stackoverflow.com/a/47242214</text:p>
          </table:table-cell>
          <table:table-cell table:style-name="ce1" office:value-type="string" calcext:value-type="string">
            <text:p>edit → comment by answer author → comment by question autho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 (by author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comment documents change to answer/bug fix</text:p>
          </table:table-cell>
          <table:table-cell table:style-name="ce1" table:number-columns-repeated="1010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1" office:value-type="string" calcext:value-type="string">
            <text:p>Additional remarks:</text:p>
          </table:table-cell>
          <table:table-cell table:number-columns-repeated="4"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Edits by non-author seem to be almost exclusively formatting corrections or edits by the community bot (e.g., replacement of http with https in SO links)</text:p>
          </table:table-cell>
          <table:table-cell table:number-columns-repeated="4"/>
          <table:table-cell table:style-name="Default" table:number-columns-repeated="8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08:28:50.7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21:51:14.445000000</dc:date>
    <meta:editing-duration>PT12H49M43S</meta:editing-duration>
    <meta:editing-cycles>62</meta:editing-cycles>
    <meta:generator>LibreOffice/5.4.5.1$Windows_X86_64 LibreOffice_project/79c9829dd5d8054ec39a82dc51cd9eff340dbee8</meta:generator>
    <meta:document-statistic meta:table-count="1" meta:cell-count="353" meta:object-count="0"/>
  </office:meta>
</office:document-meta>
</file>